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8.04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9.31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255.09pt" svg:x="4.85pt" svg:y="312.01pt">
            <loext:p draw:notify-on-update-of-ranges="coverage.C7:coverage.C22 coverage.D7:coverage.D22 coverage.E7:coverage.E22 coverage.F7:coverage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n daily work queue decrease rate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19000" calcext:value-type="float">
            <text:p>190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single image</text:p>
          </table:table-cell>
          <table:table-cell table:style-name="ce4" office:value-type="string" calcext:value-type="string">
            <text:p>old tinderbox</text:p>
          </table:table-cell>
          <table:table-cell table:style-name="ce4" office:value-type="string" calcext:value-type="string">
            <text:p>new tinderbox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4"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formula="of:=1-(([.$C$3]-[.$C$2]*[.$C7])/[.$C$3])^[.D$5]" office:value-type="percentage" office:value="0" calcext:value-type="percentage">
            <text:p>0.0%</text:p>
          </table:table-cell>
          <table:table-cell table:formula="of:=1-(([.$C$3]-[.$C$2]*[.$C7])/[.$C$3])^[.E$5]" office:value-type="percentage" office:value="0" calcext:value-type="percentage">
            <text:p>0.0%</text:p>
          </table:table-cell>
          <table:table-cell table:formula="of:=1-(([.$C$3]-[.$C$2]*[.$C7])/[.$C$3])^[.F$5]" office:value-type="percentage" office:value="0" calcext:value-type="percentage">
            <text:p>0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formula="of:=1-(([.$C$3]-[.$C$2]*[.$C8])/[.$C$3])^[.D$5]" office:value-type="percentage" office:value="0.0263157894736842" calcext:value-type="percentage">
            <text:p>2.6%</text:p>
          </table:table-cell>
          <table:table-cell table:formula="of:=1-(([.$C$3]-[.$C$2]*[.$C8])/[.$C$3])^[.E$5]" office:value-type="percentage" office:value="0.147864291442964" calcext:value-type="percentage">
            <text:p>14.8%</text:p>
          </table:table-cell>
          <table:table-cell table:formula="of:=1-(([.$C$3]-[.$C$2]*[.$C8])/[.$C$3])^[.F$5]" office:value-type="percentage" office:value="0.234083766389836" calcext:value-type="percentage">
            <text:p>23.4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formula="of:=1-(([.$C$3]-[.$C$2]*[.$C9])/[.$C$3])^[.D$5]" office:value-type="percentage" office:value="0.0526315789473685" calcext:value-type="percentage">
            <text:p>5.3%</text:p>
          </table:table-cell>
          <table:table-cell table:formula="of:=1-(([.$C$3]-[.$C$2]*[.$C9])/[.$C$3])^[.E$5]" office:value-type="percentage" office:value="0.277041405601481" calcext:value-type="percentage">
            <text:p>27.7%</text:p>
          </table:table-cell>
          <table:table-cell table:formula="of:=1-(([.$C$3]-[.$C$2]*[.$C9])/[.$C$3])^[.F$5]" office:value-type="percentage" office:value="0.417643346770061" calcext:value-type="percentage">
            <text:p>41.8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formula="of:=1-(([.$C$3]-[.$C$2]*[.$C10])/[.$C$3])^[.D$5]" office:value-type="percentage" office:value="0.0789473684210527" calcext:value-type="percentage">
            <text:p>7.9%</text:p>
          </table:table-cell>
          <table:table-cell table:formula="of:=1-(([.$C$3]-[.$C$2]*[.$C10])/[.$C$3])^[.E$5]" office:value-type="percentage" office:value="0.389470453521213" calcext:value-type="percentage">
            <text:p>38.9%</text:p>
          </table:table-cell>
          <table:table-cell table:formula="of:=1-(([.$C$3]-[.$C$2]*[.$C10])/[.$C$3])^[.F$5]" office:value-type="percentage" office:value="0.560615758068188" calcext:value-type="percentage">
            <text:p>56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formula="of:=1-(([.$C$3]-[.$C$2]*[.$C11])/[.$C$3])^[.D$5]" office:value-type="percentage" office:value="0.105263157894737" calcext:value-type="percentage">
            <text:p>10.5%</text:p>
          </table:table-cell>
          <table:table-cell table:formula="of:=1-(([.$C$3]-[.$C$2]*[.$C11])/[.$C$3])^[.E$5]" office:value-type="percentage" office:value="0.486935551275998" calcext:value-type="percentage">
            <text:p>48.7%</text:p>
          </table:table-cell>
          <table:table-cell table:formula="of:=1-(([.$C$3]-[.$C$2]*[.$C11])/[.$C$3])^[.F$5]" office:value-type="percentage" office:value="0.671183801368334" calcext:value-type="percentage">
            <text:p>67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formula="of:=1-(([.$C$3]-[.$C$2]*[.$C12])/[.$C$3])^[.D$5]" office:value-type="percentage" office:value="0.131578947368421" calcext:value-type="percentage">
            <text:p>13.2%</text:p>
          </table:table-cell>
          <table:table-cell table:formula="of:=1-(([.$C$3]-[.$C$2]*[.$C12])/[.$C$3])^[.E$5]" office:value-type="percentage" office:value="0.571074309021336" calcext:value-type="percentage">
            <text:p>57.1%</text:p>
          </table:table-cell>
          <table:table-cell table:formula="of:=1-(([.$C$3]-[.$C$2]*[.$C12])/[.$C$3])^[.F$5]" office:value-type="percentage" office:value="0.756048533826519" calcext:value-type="percentage">
            <text:p>75.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formula="of:=1-(([.$C$3]-[.$C$2]*[.$C13])/[.$C$3])^[.D$5]" office:value-type="percentage" office:value="0.157894736842105" calcext:value-type="percentage">
            <text:p>15.8%</text:p>
          </table:table-cell>
          <table:table-cell table:formula="of:=1-(([.$C$3]-[.$C$2]*[.$C13])/[.$C$3])^[.E$5]" office:value-type="percentage" office:value="0.643386080919603" calcext:value-type="percentage">
            <text:p>64.3%</text:p>
          </table:table-cell>
          <table:table-cell table:formula="of:=1-(([.$C$3]-[.$C$2]*[.$C13])/[.$C$3])^[.F$5]" office:value-type="percentage" office:value="0.820665512075161" calcext:value-type="percentage">
            <text:p>82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3]+1" office:value-type="float" office:value="7" calcext:value-type="float">
            <text:p>7</text:p>
          </table:table-cell>
          <table:table-cell table:formula="of:=1-(([.$C$3]-[.$C$2]*[.$C14])/[.$C$3])^[.D$5]" office:value-type="percentage" office:value="0.18421052631579" calcext:value-type="percentage">
            <text:p>18.4%</text:p>
          </table:table-cell>
          <table:table-cell table:formula="of:=1-(([.$C$3]-[.$C$2]*[.$C14])/[.$C$3])^[.E$5]" office:value-type="percentage" office:value="0.705239975937001" calcext:value-type="percentage">
            <text:p>70.5%</text:p>
          </table:table-cell>
          <table:table-cell table:formula="of:=1-(([.$C$3]-[.$C$2]*[.$C14])/[.$C$3])^[.F$5]" office:value-type="percentage" office:value="0.869448768721712" calcext:value-type="percentage">
            <text:p>86.9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4]+1" office:value-type="float" office:value="8" calcext:value-type="float">
            <text:p>8</text:p>
          </table:table-cell>
          <table:table-cell table:formula="of:=1-(([.$C$3]-[.$C$2]*[.$C15])/[.$C$3])^[.D$5]" office:value-type="percentage" office:value="0.210526315789474" calcext:value-type="percentage">
            <text:p>21.1%</text:p>
          </table:table-cell>
          <table:table-cell table:formula="of:=1-(([.$C$3]-[.$C$2]*[.$C15])/[.$C$3])^[.E$5]" office:value-type="percentage" office:value="0.757882629512241" calcext:value-type="percentage">
            <text:p>75.8%</text:p>
          </table:table-cell>
          <table:table-cell table:formula="of:=1-(([.$C$3]-[.$C$2]*[.$C15])/[.$C$3])^[.F$5]" office:value-type="percentage" office:value="0.905946149270319" calcext:value-type="percentage">
            <text:p>90.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formula="of:=1-(([.$C$3]-[.$C$2]*[.$C16])/[.$C$3])^[.D$5]" office:value-type="percentage" office:value="0.236842105263158" calcext:value-type="percentage">
            <text:p>23.7%</text:p>
          </table:table-cell>
          <table:table-cell table:formula="of:=1-(([.$C$3]-[.$C$2]*[.$C16])/[.$C$3])^[.E$5]" office:value-type="percentage" office:value="0.80244573609696" calcext:value-type="percentage">
            <text:p>80.2%</text:p>
          </table:table-cell>
          <table:table-cell table:formula="of:=1-(([.$C$3]-[.$C$2]*[.$C16])/[.$C$3])^[.F$5]" office:value-type="percentage" office:value="0.932989321882311" calcext:value-type="percentage">
            <text:p>93.3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usually EOL of an image:</text:p>
          </table:table-cell>
          <table:table-cell/>
          <table:table-cell table:formula="of:=[.C16]+1" office:value-type="float" office:value="10" calcext:value-type="float">
            <text:p>10</text:p>
          </table:table-cell>
          <table:table-cell table:formula="of:=1-(([.$C$3]-[.$C$2]*[.$C17])/[.$C$3])^[.D$5]" office:value-type="percentage" office:value="0.263157894736842" calcext:value-type="percentage">
            <text:p>26.3%</text:p>
          </table:table-cell>
          <table:table-cell table:formula="of:=1-(([.$C$3]-[.$C$2]*[.$C17])/[.$C$3])^[.E$5]" office:value-type="percentage" office:value="0.839953342567865" calcext:value-type="percentage">
            <text:p>84.0%</text:p>
          </table:table-cell>
          <table:table-cell table:formula="of:=1-(([.$C$3]-[.$C$2]*[.$C17])/[.$C$3])^[.F$5]" office:value-type="percentage" office:value="0.952821476263128" calcext:value-type="percentage">
            <text:p>95.3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formula="of:=1-(([.$C$3]-[.$C$2]*[.$C18])/[.$C$3])^[.D$5]" office:value-type="percentage" office:value="0.289473684210526" calcext:value-type="percentage">
            <text:p>28.9%</text:p>
          </table:table-cell>
          <table:table-cell table:formula="of:=1-(([.$C$3]-[.$C$2]*[.$C18])/[.$C$3])^[.E$5]" office:value-type="percentage" office:value="0.871328902510615" calcext:value-type="percentage">
            <text:p>87.1%</text:p>
          </table:table-cell>
          <table:table-cell table:formula="of:=1-(([.$C$3]-[.$C$2]*[.$C18])/[.$C$3])^[.F$5]" office:value-type="percentage" office:value="0.967205450042176" calcext:value-type="percentage">
            <text:p>96.7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8]+1" office:value-type="float" office:value="12" calcext:value-type="float">
            <text:p>12</text:p>
          </table:table-cell>
          <table:table-cell table:formula="of:=1-(([.$C$3]-[.$C$2]*[.$C19])/[.$C$3])^[.D$5]" office:value-type="percentage" office:value="0.31578947368421" calcext:value-type="percentage">
            <text:p>31.6%</text:p>
          </table:table-cell>
          <table:table-cell table:formula="of:=1-(([.$C$3]-[.$C$2]*[.$C19])/[.$C$3])^[.E$5]" office:value-type="percentage" office:value="0.897402091375438" calcext:value-type="percentage">
            <text:p>89.7%</text:p>
          </table:table-cell>
          <table:table-cell table:formula="of:=1-(([.$C$3]-[.$C$2]*[.$C19])/[.$C$3])^[.F$5]" office:value-type="percentage" office:value="0.977514760719868" calcext:value-type="percentage">
            <text:p>97.8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formula="of:=1-(([.$C$3]-[.$C$2]*[.$C20])/[.$C$3])^[.D$5]" office:value-type="percentage" office:value="0.342105263157895" calcext:value-type="percentage">
            <text:p>34.2%</text:p>
          </table:table-cell>
          <table:table-cell table:formula="of:=1-(([.$C$3]-[.$C$2]*[.$C20])/[.$C$3])^[.E$5]" office:value-type="percentage" office:value="0.918915382504475" calcext:value-type="percentage">
            <text:p>91.9%</text:p>
          </table:table-cell>
          <table:table-cell table:formula="of:=1-(([.$C$3]-[.$C$2]*[.$C20])/[.$C$3])^[.F$5]" office:value-type="percentage" office:value="0.984809778014868" calcext:value-type="percentage">
            <text:p>98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formula="of:=1-(([.$C$3]-[.$C$2]*[.$C21])/[.$C$3])^[.D$5]" office:value-type="percentage" office:value="0.368421052631579" calcext:value-type="percentage">
            <text:p>36.8%</text:p>
          </table:table-cell>
          <table:table-cell table:formula="of:=1-(([.$C$3]-[.$C$2]*[.$C21])/[.$C$3])^[.E$5]" office:value-type="percentage" office:value="0.936530384030857" calcext:value-type="percentage">
            <text:p>93.7%</text:p>
          </table:table-cell>
          <table:table-cell table:formula="of:=1-(([.$C$3]-[.$C$2]*[.$C21])/[.$C$3])^[.F$5]" office:value-type="percentage" office:value="0.989901044676329" calcext:value-type="percentage">
            <text:p>9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formula="of:=1-(([.$C$3]-[.$C$2]*[.$C22])/[.$C$3])^[.D$5]" office:value-type="percentage" office:value="0.394736842105263" calcext:value-type="percentage">
            <text:p>39.5%</text:p>
          </table:table-cell>
          <table:table-cell table:formula="of:=1-(([.$C$3]-[.$C$2]*[.$C22])/[.$C$3])^[.E$5]" office:value-type="percentage" office:value="0.950833936649523" calcext:value-type="percentage">
            <text:p>95.1%</text:p>
          </table:table-cell>
          <table:table-cell table:formula="of:=1-(([.$C$3]-[.$C$2]*[.$C22])/[.$C$3])^[.F$5]" office:value-type="percentage" office:value="0.993401542952565" calcext:value-type="percentage">
            <text:p>99.3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verage = 1-((R-D*day)/R)^N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15:22:54.297907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7-01-11T15:24:48.584523366</dc:date>
    <meta:editing-duration>PT1H9M49S</meta:editing-duration>
    <meta:editing-cycles>76</meta:editing-cycles>
    <meta:generator>LibreOffice/5.2.3.3$Linux_X86_64 LibreOffice_project/20m0$Build-3</meta:gener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coverage.C7:coverage.F22" chart:data-source-has-labels="column" svg:x="0.32cm" svg:y="0.18cm" svg:width="15.36cm" svg:height="8.64cm">
          <chartooo:coordinate-region svg:x="1.55cm" svg:y="0.379cm" svg:width="13.758cm" svg:height="7.794cm"/>
          <chart:axis chart:dimension="x" chart:name="primary-x" chart:style-name="ch3" chartooo:axis-type="auto">
            <chartooo:date-scale/>
            <chart:categories table:cell-range-address="coverage.C7:coverage.C22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overage.D7:coverage.D22" chart:class="chart:line">
            <chart:data-point chart:repeated="16"/>
          </chart:series>
          <chart:series chart:style-name="ch8" chart:values-cell-range-address="coverage.E7:coverage.E22" chart:class="chart:line">
            <chart:data-point chart:repeated="16"/>
          </chart:series>
          <chart:series chart:style-name="ch9" chart:values-cell-range-address="coverage.F7:coverage.F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0.147864291442964">
                <text:p>0.147864291442964</text:p>
              </table:table-cell>
              <table:table-cell office:value-type="float" office:value="0.234083766389836">
                <text:p>0.2340837663898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26315789473685">
                <text:p>0.0526315789473685</text:p>
              </table:table-cell>
              <table:table-cell office:value-type="float" office:value="0.277041405601481">
                <text:p>0.277041405601481</text:p>
              </table:table-cell>
              <table:table-cell office:value-type="float" office:value="0.417643346770061">
                <text:p>0.4176433467700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789473684210527">
                <text:p>0.0789473684210527</text:p>
              </table:table-cell>
              <table:table-cell office:value-type="float" office:value="0.389470453521213">
                <text:p>0.389470453521213</text:p>
              </table:table-cell>
              <table:table-cell office:value-type="float" office:value="0.560615758068188">
                <text:p>0.5606157580681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486935551275998">
                <text:p>0.486935551275998</text:p>
              </table:table-cell>
              <table:table-cell office:value-type="float" office:value="0.671183801368334">
                <text:p>0.6711838013683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0.571074309021336">
                <text:p>0.571074309021336</text:p>
              </table:table-cell>
              <table:table-cell office:value-type="float" office:value="0.756048533826519">
                <text:p>0.7560485338265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643386080919603">
                <text:p>0.643386080919603</text:p>
              </table:table-cell>
              <table:table-cell office:value-type="float" office:value="0.820665512075161">
                <text:p>0.8206655120751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8421052631579">
                <text:p>0.18421052631579</text:p>
              </table:table-cell>
              <table:table-cell office:value-type="float" office:value="0.705239975937001">
                <text:p>0.705239975937001</text:p>
              </table:table-cell>
              <table:table-cell office:value-type="float" office:value="0.869448768721712">
                <text:p>0.8694487687217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757882629512241">
                <text:p>0.757882629512241</text:p>
              </table:table-cell>
              <table:table-cell office:value-type="float" office:value="0.905946149270319">
                <text:p>0.9059461492703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80244573609696">
                <text:p>0.80244573609696</text:p>
              </table:table-cell>
              <table:table-cell office:value-type="float" office:value="0.932989321882311">
                <text:p>0.9329893218823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839953342567865">
                <text:p>0.839953342567865</text:p>
              </table:table-cell>
              <table:table-cell office:value-type="float" office:value="0.952821476263128">
                <text:p>0.9528214762631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89473684210526">
                <text:p>0.289473684210526</text:p>
              </table:table-cell>
              <table:table-cell office:value-type="float" office:value="0.871328902510615">
                <text:p>0.871328902510615</text:p>
              </table:table-cell>
              <table:table-cell office:value-type="float" office:value="0.967205450042176">
                <text:p>0.9672054500421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897402091375438">
                <text:p>0.897402091375438</text:p>
              </table:table-cell>
              <table:table-cell office:value-type="float" office:value="0.977514760719868">
                <text:p>0.9775147607198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42105263157895">
                <text:p>0.342105263157895</text:p>
              </table:table-cell>
              <table:table-cell office:value-type="float" office:value="0.918915382504475">
                <text:p>0.918915382504475</text:p>
              </table:table-cell>
              <table:table-cell office:value-type="float" office:value="0.984809778014868">
                <text:p>0.9848097780148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936530384030857">
                <text:p>0.936530384030857</text:p>
              </table:table-cell>
              <table:table-cell office:value-type="float" office:value="0.989901044676329">
                <text:p>0.9899010446763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4736842105263">
                <text:p>0.394736842105263</text:p>
              </table:table-cell>
              <table:table-cell office:value-type="float" office:value="0.950833936649523">
                <text:p>0.950833936649523</text:p>
              </table:table-cell>
              <table:table-cell office:value-type="float" office:value="0.993401542952565">
                <text:p>0.993401542952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